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4" office:value-type="string">
            <text:p>TS</text:p>
          </table:table-cell>
          <table:table-cell table:style-name="ce21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[.E11];[.E11]/25.4);1)" office:value-type="float" office:value="405">
            <text:p>40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75;205)+(IF([.B$3]=&quot;metric&quot;;[.B$7];[.B$7]*25.4))" office:value-type="float" office:value="405">
            <text:p>405</text:p>
          </table:table-cell>
          <table:table-cell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2];[.E12]/25.4);1)" office:value-type="float" office:value="330">
            <text:p>33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20+(IF([.B$3]=&quot;metric&quot;;[.B5];[.B5]*25.4))" office:value-type="float" office:value="330">
            <text:p>330</text:p>
          </table:table-cell>
          <table:table-cell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19" table:formula="of:=IF([.B$4]=&quot;RS&quot;;0;2)" office:value-type="float" office:value="2">
            <text:p>2</text:p>
          </table:table-cell>
          <table:table-cell table:style-name="ce23" table:formula="of:=IF([.B13]&gt;0;ROUND(IF([.B$3]=&quot;metric&quot;;[.E13];[.E13]/25.4);1);&quot;&quot;)" office:value-type="float" office:value="390">
            <text:p>390</text:p>
          </table:table-cell>
          <table:table-cell table:style-name="ce30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3" table:formula="of:=[.E16]" office:value-type="float" office:value="390">
            <text:p>390</text:p>
          </table:table-cell>
          <table:table-cell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0"/>
          <table:covered-table-cell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5];[.E15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70+(IF([.B$3]=&quot;metric&quot;;[.B5];[.B5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Y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6];[.E16]/25.4);1)" office:value-type="float" office:value="390">
            <text:p>39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3" table:formula="of:=IF([.B4]=&quot;RS&quot;;170;180)+(IF([.B$3]=&quot;metric&quot;;[.B$6];[.B$6]*25.4))" office:value-type="float" office:value="390">
            <text:p>390</text:p>
          </table:table-cell>
          <table:table-cell/>
        </table:table-row>
        <table:table-row table:style-name="ro2">
          <table:table-cell table:style-name="ce9" office:value-type="string">
            <text:p>Z-Axis</text:p>
          </table:table-cell>
          <table:table-cell table:style-name="ce19" office:value-type="float" office:value="2">
            <text:p>2</text:p>
          </table:table-cell>
          <table:table-cell table:style-name="ce23" table:formula="of:=ROUND(IF([.B$3]=&quot;metric&quot;;[.E17];[.E17]/25.4);1)" office:value-type="float" office:value="365">
            <text:p>36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25;165)+(IF([.B$3]=&quot;metric&quot;;[.B$7];[.B$7]*25.4))" office:value-type="float" office:value="365">
            <text:p>365</text:p>
          </table:table-cell>
          <table:table-cell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0"/>
          <table:covered-table-cell table:number-columns-repeated="2" table:style-name="ce24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40">
            <text:p>34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19" table:formula="of:=IF([.B$4]=&quot;TS&quot;;0;2)" office:value-type="float" office:value="0">
            <text:p>0</text:p>
          </table:table-cell>
          <table:table-cell table:style-name="ce25" table:formula="of:=IF([.B20]&gt;0;ROUND(IF([.B$3]=&quot;metric&quot;;[.E20];[.E20]/25.4);1);&quot;&quot;)">
            <text:p/>
          </table:table-cell>
          <table:table-cell table:style-name="ce31" table:formula="of:=IF([.B20]&gt;0;IF([.$B$3]=&quot;metric&quot;;&quot;mm&quot;;&quot;inches&quot;);&quot;&quot;)">
            <text:p/>
          </table:table-cell>
          <table:table-cell table:style-name="ce33" table:formula="of:=195+(IF([.B$3]=&quot;metric&quot;;[.B6];[.B6]*25.b64))" office:value-type="float" office:value="405">
            <text:p>405</text:p>
          </table:table-cell>
          <table:table-cell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3" table:formula="of:=ROUND(IF([.B$3]=&quot;metric&quot;;[.E22];[.E22]/25.4);1)" office:value-type="float" office:value="830">
            <text:p>830</text:p>
          </table:table-cell>
          <table:table-cell table:style-name="ce26" table:formula="of:=[.C6]" office:value-type="string" office:string-value="mm">
            <text:p>mm</text:p>
          </table:table-cell>
          <table:table-cell table:style-name="ce32" table:formula="of:=IF([.B4]=&quot;RS&quot;;400;410)+IF([.B3]=&quot;metric&quot;;[.B6]*2;[.B6]*2*25.4)" office:value-type="float" office:value="830">
            <text:p>830</text:p>
          </table:table-cell>
          <table:table-cell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510;[.B5]*2+510/25.4);1)" office:value-type="float" office:value="930">
            <text:p>93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5]+20;&quot;###&quot;);&quot;mm by &quot;;TEXT([.B6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6:27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3-09T20:14:35</dc:date>
    <meta:editing-duration>P28DT6H54M25S</meta:editing-duration>
    <meta:editing-cycles>34</meta:editing-cycles>
    <meta:generator>LibreOffice/3.6$Linux_x86 LibreOffice_project/360m1$Build-2</meta:generator>
    <meta:document-statistic meta:table-count="1" meta:cell-count="190" meta:object-count="0"/>
  </office:meta>
</office:document-meta>
</file>